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Text_20_body">
      <style:text-properties fo:language="de" fo:country="DE" fo:background-color="#fff200"/>
    </style:style>
    <style:style style:name="P4" style:family="paragraph" style:parent-style-name="Text_20_body">
      <style:text-properties fo:language="de" fo:country="DE" fo:font-weight="bold" fo:background-color="#fff200" style:font-weight-asian="bold" style:font-weight-complex="bold"/>
    </style:style>
    <style:style style:name="P5" style:family="paragraph" style:parent-style-name="Text_20_body">
      <style:text-properties fo:language="de" fo:country="DE" fo:background-color="#ffffff"/>
    </style:style>
    <style:style style:name="P6" style:family="paragraph" style:parent-style-name="Preformatted_20_Text">
      <style:text-properties fo:color="#a9b7c6" style:font-name="JetBrains Mono" fo:language="de" fo:country="DE"/>
    </style:style>
    <style:style style:name="P7" style:family="paragraph" style:parent-style-name="Preformatted_20_Text">
      <style:text-properties fo:color="#808080" style:font-name="JetBrains Mono" fo:language="de" fo:country="DE"/>
    </style:style>
    <style:style style:name="P8" style:family="paragraph" style:parent-style-name="Preformatted_20_Text">
      <style:paragraph-properties fo:background-color="#2b2b2b">
        <style:background-image/>
      </style:paragraph-properties>
      <style:text-properties fo:color="#a9b7c6"/>
    </style:style>
    <style:style style:name="P9" style:family="paragraph" style:parent-style-name="Überschrift_20_1">
      <style:text-properties fo:language="de" fo:country="DE"/>
    </style:style>
    <style:style style:name="P10" style:family="paragraph" style:parent-style-name="Titel" style:master-page-name="MP0">
      <style:paragraph-properties style:page-number="auto" fo:break-before="page"/>
      <style:text-properties fo:language="de" fo:country="DE"/>
    </style:style>
    <style:style style:name="P11" style:family="paragraph" style:parent-style-name="Preformatted_20_Text">
      <style:paragraph-properties fo:background-color="#2b2b2b">
        <style:background-image/>
      </style:paragraph-properties>
      <style:text-properties fo:color="#cc7832" style:font-name="JetBrains Mono1"/>
    </style:style>
    <style:style style:name="P12" style:family="paragraph" style:parent-style-name="Preformatted_20_Text">
      <style:paragraph-properties fo:background-color="#2b2b2b">
        <style:background-image/>
      </style:paragraph-properties>
      <style:text-properties fo:color="#a9b7c6"/>
    </style:style>
    <style:style style:name="P13" style:family="paragraph" style:parent-style-name="Preformatted_20_Text">
      <style:paragraph-properties fo:background-color="#2b2b2b">
        <style:background-image/>
      </style:paragraph-properties>
      <style:text-properties fo:color="#a9b7c6" style:font-name="JetBrains Mono1"/>
    </style:style>
    <style:style style:name="P14" style:family="paragraph" style:parent-style-name="Preformatted_20_Text">
      <style:paragraph-properties fo:background-color="#2b2b2b">
        <style:background-image/>
      </style:paragraph-properties>
      <style:text-properties fo:color="#808080"/>
    </style:style>
    <style:style style:name="P15" style:family="paragraph" style:parent-style-name="Preformatted_20_Text">
      <style:paragraph-properties fo:background-color="#2b2b2b">
        <style:background-image/>
      </style:paragraph-properties>
      <style:text-properties fo:color="#808080" style:font-name="JetBrains Mono1"/>
    </style:style>
    <style:style style:name="P16" style:family="paragraph" style:parent-style-name="Preformatted_20_Text">
      <style:paragraph-properties fo:margin-top="0cm" fo:margin-bottom="0.499cm" fo:background-color="#2b2b2b">
        <style:background-image/>
      </style:paragraph-properties>
      <style:text-properties fo:color="#a9b7c6"/>
    </style:style>
    <style:style style:name="T1" style:family="text">
      <style:text-properties fo:language="de" fo:country="DE" fo:background-color="#fff200"/>
    </style:style>
    <style:style style:name="T2" style:family="text">
      <style:text-properties fo:color="#cc7832"/>
    </style:style>
    <style:style style:name="T3" style:family="text">
      <style:text-properties fo:color="#cc7832" style:font-name="JetBrains Mono1"/>
    </style:style>
    <style:style style:name="T4" style:family="text">
      <style:text-properties fo:color="#8888c6"/>
    </style:style>
    <style:style style:name="T5" style:family="text">
      <style:text-properties fo:color="#8888c6" style:font-name="JetBrains Mono" fo:language="de" fo:country="DE"/>
    </style:style>
    <style:style style:name="T6" style:family="text">
      <style:text-properties fo:color="#8888c6" style:font-name="JetBrains Mono1"/>
    </style:style>
    <style:style style:name="T7" style:family="text">
      <style:text-properties fo:color="#6a8759"/>
    </style:style>
    <style:style style:name="T8" style:family="text">
      <style:text-properties fo:color="#6a8759" style:font-name="JetBrains Mono1"/>
    </style:style>
    <style:style style:name="T9" style:family="text">
      <style:text-properties fo:color="#a9b7c6" style:font-name="JetBrains Mono1"/>
    </style:style>
    <style:style style:name="T10" style:family="text">
      <style:text-properties fo:color="#ffc66d"/>
    </style:style>
    <style:style style:name="T11" style:family="text">
      <style:text-properties fo:color="#808080"/>
    </style:style>
    <style:style style:name="T12" style:family="text">
      <style:text-properties fo:color="#808080" style:font-name="JetBrains Mono1"/>
    </style:style>
    <style:style style:name="T13" style:family="text">
      <style:text-properties fo:color="#b200b2" style:font-name="JetBrains Mono1"/>
    </style:style>
    <style:style style:name="T14" style:family="text">
      <style:text-properties fo:color="#6897bb"/>
    </style:style>
    <style:style style:name="T15" style:family="text">
      <style:text-properties fo:color="#6897bb" style:font-name="JetBrains Mono1"/>
    </style:style>
    <style:style style:name="T16" style:family="text">
      <style:text-properties style:font-name="JetBrains Mono1"/>
    </style:style>
    <style:style style:name="T17" style:family="text">
      <style:text-properties fo:color="#72737a" style:font-name="JetBrains Mono1"/>
    </style:style>
    <style:style style:name="T18" style:family="text">
      <style:text-properties fo:color="#aa4926" style:font-name="JetBrains Mono1"/>
    </style:style>
    <style:style style:name="T19" style:family="text">
      <style:text-properties fo:color="#94558d" style:font-name="JetBrains Mono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Aufgabe"/>Junior Aufgabe <text:bookmark-end text:name="Aufgabe"/>2</text:p>
      <text:p text:style-name="P1">Team-ID: 00719</text:p>
      <text:p text:style-name="P1">Team: YOLO</text:p>
      <text:p text:style-name="P1">Bearbeiter/-innen dieser Aufgabe:<text:line-break/>Witold Mowinski</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p text:style-name="Text_20_body"><text:span text:style-name="Absatz-Standardschriftart"><text:span text:style-name="T1">Anleitung: Trage oben die Aufgabennummer, die Team-ID, den Team-Namen und alle Bearbeiter/-innen dieser Aufgabe mit Vor- und Namen ein. Vergiss nicht, auch den Aufgabennamen anzupassen (statt „LibreOffice-Dokument“)!</text:span></text:span></text:p>
      <text:p text:style-name="P3">Drücke dann F9 zur Aktualisierung, lösche diese Anleitung und lege los :)</text:p>
      <text:p text:style-name="P3">Wenn du neue Überschriften einfügst, solltest du das Inhaltsverzeichnis mittels Rechtsklick aktualisieren.</text:p>
      <text:p text:style-name="P4">Die gelb hinterlegten Texte, die hier bereits stehen, geben ein paar Hinweise zur Einsendung. Du solltest sie aber in deiner Einsendung wieder entfernen!</text:p>
      <text:h text:style-name="P9" text:outline-level="1"><text:bookmark-start text:name="__RefHeading___Toc2232_4178761632"/>Lösungsidee<text:bookmark-end text:name="__RefHeading___Toc2232_4178761632"/></text:h>
      <text:p text:style-name="P5">Man hat ein 2 dimensinale liste in dem die pixel werte gespeichert werden, die cristall daten (wie position, wachstums geschwindigkeit und wachstums cyklus) werden in einer seperaten liste gespeichert. Man geht diese liste durch und generiert zu den kristall daten passende kleinere 2 dimensioale listen in die diamant förmige inhalte haben. Diese kleinere listen überschreiebn dann die werte in der haut liste.</text:p>
      <text:h text:style-name="P9" text:outline-level="1"><text:bookmark-start text:name="__RefHeading___Toc2234_4178761632"/>Umsetzung<text:bookmark-end text:name="__RefHeading___Toc2234_4178761632"/></text:h>
      <text:p text:style-name="P5">Eine Methode für das einfache generieren von der Hauptliste. Eine methode die eine liste mit einem schrägen verlauf (siehe „create_slope()“), diese methode wird in „fuze_slopes“ viermal aufgerufen um aus vier schrägen ein diamant förmiges array zu machen. Dann brauchen wir noch eine methode die andere listen in die Haupt liste einfügt, „merge_arrays“ nimmt eine refrence zur Hauptliste und die secundär liste sowie die position an der die sekundär liste eingefügt werden soll und fügt diese dort ein in der Hauptliste, aber überschreibt nur die leeren stellen in der Hauptliste. Eingeflochten sind auch funktionen für opencv2 damit man dass schön visualiesieren kann.</text:p>
      <text:h text:style-name="P9" text:outline-level="1"><text:bookmark-start text:name="__RefHeading___Toc2236_4178761632"/><text:soft-page-break/><text:s/>Beispiele<text:bookmark-end text:name="__RefHeading___Toc2236_4178761632"/></text:h>
      <text:p text:style-name="Preformatted_20_Text">Siehe Video dateien</text:p>
      <text:h text:style-name="Überschrift_20_1" text:outline-level="1"><text:bookmark-start text:name="__RefHeading___Toc2238_4178761632"/>Quellcode<text:bookmark-end text:name="__RefHeading___Toc2238_4178761632"/></text:h>
      <text:p text:style-name="P8"><text:span text:style-name="Absatz-Standardschriftart"><text:span text:style-name="T9"/></text:span></text:p>
      <text:p text:style-name="P13"><text:span text:style-name="T2">from </text:span>random <text:span text:style-name="T2">import </text:span>seed<text:span text:style-name="T2">, </text:span>randint</text:p>
      <text:p text:style-name="P13"><text:span text:style-name="T2">from </text:span>typing <text:span text:style-name="T2">import </text:span>List<text:span text:style-name="T2">, </text:span>Tuple<text:span text:style-name="T2">, </text:span>Any</text:p>
      <text:p text:style-name="P13"><text:span text:style-name="T2">from </text:span>time <text:span text:style-name="T2">import </text:span>sleep</text:p>
      <text:p text:style-name="P13"><text:span text:style-name="T2">import </text:span>cv2</text:p>
      <text:p text:style-name="P13"><text:span text:style-name="T2">import </text:span>numpy <text:span text:style-name="T2">as </text:span>np</text:p>
      <text:p text:style-name="P13">seed(<text:span text:style-name="T7">"YOLO"</text:span>)</text:p>
      <text:p text:style-name="P15"># this creates one quarter of the diamond shape for the crystal</text:p>
      <text:p text:style-name="P13"><text:span text:style-name="T2">def </text:span><text:span text:style-name="T10">create_slope</text:span>(size<text:span text:style-name="T2">, </text:span>fill<text:span text:style-name="T2">, </text:span>back):</text:p>
      <text:p text:style-name="P8"><text:s text:c="4"/><text:span text:style-name="T16">ar = []</text:span></text:p>
      <text:p text:style-name="P8"><text:s text:c="4"/><text:span text:style-name="T3">for </text:span><text:span text:style-name="T16">n </text:span><text:span text:style-name="T3">in </text:span><text:span text:style-name="T6">range</text:span><text:span text:style-name="T16">(size):</text:span></text:p>
      <text:p text:style-name="P8"><text:s text:c="8"/><text:span text:style-name="T16">a2 = []</text:span></text:p>
      <text:p text:style-name="P8"><text:s text:c="8"/><text:span text:style-name="T16">a2.extend([fill </text:span><text:span text:style-name="T3">for </text:span><text:span text:style-name="T16">n </text:span><text:span text:style-name="T3">in </text:span><text:span text:style-name="T6">range</text:span><text:span text:style-name="T16">(n + </text:span><text:span text:style-name="T15">1</text:span><text:span text:style-name="T16">)])</text:span></text:p>
      <text:p text:style-name="P8"><text:s text:c="8"/><text:span text:style-name="T16">a2.extend([back </text:span><text:span text:style-name="T3">for </text:span><text:span text:style-name="T17">n </text:span><text:span text:style-name="T3">in </text:span><text:span text:style-name="T6">range</text:span><text:span text:style-name="T16">(size - n - </text:span><text:span text:style-name="T15">1</text:span><text:span text:style-name="T16">)])</text:span></text:p>
      <text:p text:style-name="P8"><text:s text:c="8"/><text:span text:style-name="T16">ar.append(a2)</text:span></text:p>
      <text:p text:style-name="P8"><text:s text:c="4"/><text:span text:style-name="T3">return </text:span><text:span text:style-name="T16">ar</text:span></text:p>
      <text:p text:style-name="P15"># make the board look ok</text:p>
      <text:p text:style-name="P13"><text:span text:style-name="T2">def </text:span><text:span text:style-name="T10">print_board</text:span>(board):</text:p>
      <text:p text:style-name="P8"><text:s text:c="4"/><text:span text:style-name="T3">for </text:span><text:span text:style-name="T16">y </text:span><text:span text:style-name="T3">in </text:span><text:span text:style-name="T6">range</text:span><text:span text:style-name="T16">(</text:span><text:span text:style-name="T6">len</text:span><text:span text:style-name="T16">(board)):</text:span></text:p>
      <text:p text:style-name="P8"><text:s text:c="8"/><text:span text:style-name="T3">for </text:span><text:span text:style-name="T16">x </text:span><text:span text:style-name="T3">in </text:span><text:span text:style-name="T6">range</text:span><text:span text:style-name="T16">(</text:span><text:span text:style-name="T6">len</text:span><text:span text:style-name="T16">(board[</text:span><text:span text:style-name="T15">0</text:span><text:span text:style-name="T16">])):</text:span></text:p>
      <text:p text:style-name="P8"><text:s text:c="12"/><text:span text:style-name="T6">print</text:span><text:span text:style-name="T16">(board[y][x]</text:span><text:span text:style-name="T3">, </text:span><text:span text:style-name="T18">end</text:span><text:span text:style-name="T16">=</text:span><text:span text:style-name="T8">" "</text:span><text:span text:style-name="T16">)</text:span></text:p>
      <text:p text:style-name="P8"><text:s text:c="8"/><text:span text:style-name="T6">print</text:span><text:span text:style-name="T16">()</text:span></text:p>
      <text:p text:style-name="P15"># streches the diamond so you can add x and y growth multipliers</text:p>
      <text:p text:style-name="P13"><text:span text:style-name="T2">def </text:span><text:span text:style-name="T10">strech_array</text:span>(arr<text:span text:style-name="T2">, </text:span>strech_factor: <text:span text:style-name="T4">int</text:span>):</text:p>
      <text:p text:style-name="P8"><text:s text:c="4"/><text:span text:style-name="T16">mid = </text:span><text:span text:style-name="T6">len</text:span><text:span text:style-name="T16">(arr) // </text:span><text:span text:style-name="T15">2</text:span></text:p>
      <text:p text:style-name="P8"><text:span text:style-name="T14"><text:s text:c="4"/></text:span><text:span text:style-name="T16">new_arr = []</text:span></text:p>
      <text:p text:style-name="P8"><text:s text:c="4"/><text:span text:style-name="T12"># if arr empty return</text:span></text:p>
      <text:p text:style-name="P8"><text:span text:style-name="T11"><text:s text:c="4"/></text:span><text:span text:style-name="T3">if not </text:span><text:span text:style-name="T16">arr:</text:span></text:p>
      <text:p text:style-name="P8"><text:s text:c="8"/><text:span text:style-name="T3">return </text:span><text:span text:style-name="T16">arr</text:span></text:p>
      <text:p text:style-name="P8"><text:s text:c="4"/><text:span text:style-name="T12"># strech left side of the center</text:span></text:p>
      <text:p text:style-name="P8"><text:span text:style-name="T11"><text:s text:c="4"/></text:span><text:span text:style-name="T3">for </text:span><text:span text:style-name="T16">x </text:span><text:span text:style-name="T3">in </text:span><text:span text:style-name="T16">arr[:mid]:</text:span></text:p>
      <text:p text:style-name="P8"><text:s text:c="8"/><text:span text:style-name="T3">for </text:span><text:span text:style-name="T16">_ </text:span><text:span text:style-name="T3">in </text:span><text:span text:style-name="T6">range</text:span><text:span text:style-name="T16">(strech_factor):</text:span></text:p>
      <text:p text:style-name="P8"><text:s text:c="12"/><text:span text:style-name="T16">new_arr.append(x.copy())</text:span></text:p>
      <text:p text:style-name="P8"><text:s text:c="4"/><text:span text:style-name="T12"># copy center</text:span></text:p>
      <text:p text:style-name="P8"><text:span text:style-name="T11"><text:s text:c="4"/></text:span><text:span text:style-name="T16">new_arr.append(arr[mid].copy())</text:span></text:p>
      <text:p text:style-name="P8"><text:s text:c="4"/><text:span text:style-name="T12"># strech right side of the center</text:span></text:p>
      <text:p text:style-name="P8"><text:span text:style-name="T11"><text:s text:c="4"/></text:span><text:span text:style-name="T3">for </text:span><text:span text:style-name="T16">x </text:span><text:span text:style-name="T3">in </text:span><text:span text:style-name="T16">arr[mid + </text:span><text:span text:style-name="T15">1</text:span><text:span text:style-name="T16">:]:</text:span></text:p>
      <text:p text:style-name="P8"><text:s text:c="8"/><text:span text:style-name="T3">for </text:span><text:span text:style-name="T16">_ </text:span><text:span text:style-name="T3">in </text:span><text:span text:style-name="T6">range</text:span><text:span text:style-name="T16">(strech_factor):</text:span></text:p>
      <text:p text:style-name="P8"><text:s text:c="12"/><text:span text:style-name="T16">new_arr.append(x.copy())</text:span></text:p>
      <text:p text:style-name="P8"><text:s text:c="4"/><text:span text:style-name="T3">return </text:span><text:span text:style-name="T16">new_arr</text:span></text:p>
      <text:p text:style-name="P13"><text:span text:style-name="T2">def </text:span><text:span text:style-name="T10">rotate_array</text:span>(array):</text:p>
      <text:p text:style-name="P8"><text:s text:c="4"/><text:span text:style-name="T3">return </text:span><text:span text:style-name="T16">[</text:span><text:span text:style-name="T6">list</text:span><text:span text:style-name="T16">(v) </text:span><text:span text:style-name="T3">for </text:span><text:span text:style-name="T16">v </text:span><text:span text:style-name="T3">in </text:span><text:span text:style-name="T6">list</text:span><text:span text:style-name="T16">(</text:span><text:span text:style-name="T6">zip</text:span><text:span text:style-name="T16">(*array[::-</text:span><text:span text:style-name="T15">1</text:span><text:span text:style-name="T16">]))]</text:span></text:p>
      <text:p text:style-name="P15"># fuzes slopes into a diamond</text:p>
      <text:p text:style-name="P13"><text:span text:style-name="T2">def </text:span><text:span text:style-name="T10">fuze_slopes</text:span>(s<text:span text:style-name="T2">, </text:span>fill: Any = <text:span text:style-name="T14">1</text:span><text:span text:style-name="T2">, </text:span>back: Any = <text:span text:style-name="T14">0</text:span><text:span text:style-name="T2">, </text:span>xmul: <text:span text:style-name="T4">int </text:span>= <text:span text:style-name="T14">1</text:span><text:span text:style-name="T2">, </text:span>ymul: <text:span text:style-name="T4">int </text:span>= <text:span text:style-name="T14">1</text:span>):</text:p>
      <text:p text:style-name="P8"><text:s text:c="4"/><text:span text:style-name="T12"># make slopes and oriante every in a diferent direction</text:span></text:p>
      <text:p text:style-name="P8"><text:span text:style-name="T11"><text:s text:c="4"/></text:span><text:span text:style-name="T16">a1 = create_slope(s</text:span><text:span text:style-name="T3">, </text:span><text:span text:style-name="T16">fill</text:span><text:span text:style-name="T3">, </text:span><text:span text:style-name="T16">back)</text:span></text:p>
      <text:p text:style-name="P8"><text:s text:c="4"/><text:span text:style-name="T16">a2 = rotate_array(create_slope(s</text:span><text:span text:style-name="T3">, </text:span><text:span text:style-name="T16">fill</text:span><text:span text:style-name="T3">, </text:span><text:span text:style-name="T16">back))</text:span></text:p>
      <text:p text:style-name="P8"><text:s text:c="4"/><text:span text:style-name="T16">a3 = rotate_array(rotate_array(create_slope(s</text:span><text:span text:style-name="T3">, </text:span><text:span text:style-name="T16">fill</text:span><text:span text:style-name="T3">, </text:span><text:span text:style-name="T16">back)))</text:span></text:p>
      <text:p text:style-name="P8"><text:s text:c="4"/><text:span text:style-name="T16">a4 = rotate_array(rotate_array(rotate_array(create_slope(s</text:span><text:span text:style-name="T3">, </text:span><text:span text:style-name="T16">fill</text:span><text:span text:style-name="T3">, </text:span><text:span text:style-name="T16">back))))</text:span></text:p>
      <text:p text:style-name="P8"><text:s text:c="4"/><text:span text:style-name="T12"># FUZE</text:span></text:p>
      <text:p text:style-name="P8"><text:span text:style-name="T11"><text:s text:c="4"/></text:span><text:span text:style-name="T16">arr = []</text:span></text:p>
      <text:p text:style-name="P8"><text:s text:c="4"/><text:span text:style-name="T3">for </text:span><text:span text:style-name="T16">a</text:span><text:span text:style-name="T3">, </text:span><text:span text:style-name="T16">b </text:span><text:span text:style-name="T3">in </text:span><text:span text:style-name="T6">zip</text:span><text:span text:style-name="T16">(a4</text:span><text:span text:style-name="T3">, </text:span><text:span text:style-name="T16">a1):</text:span></text:p>
      <text:p text:style-name="P8"><text:s text:c="8"/><text:span text:style-name="T16">arr.append([])</text:span></text:p>
      <text:p text:style-name="P8"><text:s text:c="8"/><text:span text:style-name="T16">arr[-</text:span><text:span text:style-name="T15">1</text:span><text:span text:style-name="T16">].extend(a)</text:span></text:p>
      <text:p text:style-name="P8"><text:s text:c="8"/><text:span text:style-name="T16">arr[-</text:span><text:span text:style-name="T15">1</text:span><text:span text:style-name="T16">].extend(b[</text:span><text:span text:style-name="T15">1</text:span><text:span text:style-name="T16">:])</text:span></text:p>
      <text:p text:style-name="P8"><text:soft-page-break/><text:s text:c="4"/><text:span text:style-name="T3">for </text:span><text:span text:style-name="T16">c</text:span><text:span text:style-name="T3">, </text:span><text:span text:style-name="T16">d </text:span><text:span text:style-name="T3">in </text:span><text:span text:style-name="T6">zip</text:span><text:span text:style-name="T16">(a3[</text:span><text:span text:style-name="T15">1</text:span><text:span text:style-name="T16">:]</text:span><text:span text:style-name="T3">, </text:span><text:span text:style-name="T16">a2[</text:span><text:span text:style-name="T15">1</text:span><text:span text:style-name="T16">:]):</text:span></text:p>
      <text:p text:style-name="P8"><text:s text:c="8"/><text:span text:style-name="T16">arr.append([])</text:span></text:p>
      <text:p text:style-name="P8"><text:s text:c="8"/><text:span text:style-name="T16">arr[-</text:span><text:span text:style-name="T15">1</text:span><text:span text:style-name="T16">].extend(c)</text:span></text:p>
      <text:p text:style-name="P8"><text:s text:c="8"/><text:span text:style-name="T16">arr[-</text:span><text:span text:style-name="T15">1</text:span><text:span text:style-name="T16">].extend(d[</text:span><text:span text:style-name="T15">1</text:span><text:span text:style-name="T16">:])</text:span></text:p>
      <text:p text:style-name="P8"><text:s text:c="4"/><text:span text:style-name="T12"># adopt y growth multipliers</text:span></text:p>
      <text:p text:style-name="P8"><text:span text:style-name="T11"><text:s text:c="4"/></text:span><text:span text:style-name="T3">if </text:span><text:span text:style-name="T16">ymul != </text:span><text:span text:style-name="T15">1</text:span><text:span text:style-name="T16">:</text:span></text:p>
      <text:p text:style-name="P8"><text:s text:c="8"/><text:span text:style-name="T16">arr = strech_array(arr</text:span><text:span text:style-name="T3">, </text:span><text:span text:style-name="T16">ymul)</text:span></text:p>
      <text:p text:style-name="P8"><text:s text:c="4"/><text:span text:style-name="T12"># adopt x growth multipliers</text:span></text:p>
      <text:p text:style-name="P8"><text:span text:style-name="T11"><text:s text:c="4"/></text:span><text:span text:style-name="T3">if </text:span><text:span text:style-name="T16">xmul != </text:span><text:span text:style-name="T15">1</text:span><text:span text:style-name="T16">:</text:span></text:p>
      <text:p text:style-name="P8"><text:s text:c="8"/><text:span text:style-name="T16">arr = rotate_array(arr)</text:span></text:p>
      <text:p text:style-name="P8"><text:s text:c="8"/><text:span text:style-name="T16">arr = strech_array(arr</text:span><text:span text:style-name="T3">, </text:span><text:span text:style-name="T16">xmul)</text:span></text:p>
      <text:p text:style-name="P8"><text:s text:c="8"/><text:span text:style-name="T16">arr = rotate_array(arr)</text:span></text:p>
      <text:p text:style-name="P8"><text:s text:c="4"/><text:span text:style-name="T3">return </text:span><text:span text:style-name="T16">arr</text:span></text:p>
      <text:p text:style-name="P15"># easy board creation</text:p>
      <text:p text:style-name="P13"><text:span text:style-name="T2">def </text:span><text:span text:style-name="T10">make_board</text:span>(x<text:span text:style-name="T2">, </text:span>y<text:span text:style-name="T2">, </text:span>default_value=<text:span text:style-name="T2">None</text:span>):</text:p>
      <text:p text:style-name="P8"><text:s text:c="4"/><text:span text:style-name="T3">return </text:span><text:span text:style-name="T16">[</text:span></text:p>
      <text:p text:style-name="P8"><text:s text:c="8"/><text:span text:style-name="T16">[</text:span></text:p>
      <text:p text:style-name="P8"><text:s text:c="12"/><text:span text:style-name="T16">default_value </text:span><text:span text:style-name="T3">for </text:span><text:span text:style-name="T16">_ </text:span><text:span text:style-name="T3">in </text:span><text:span text:style-name="T6">range</text:span><text:span text:style-name="T16">(x)</text:span></text:p>
      <text:p text:style-name="P8"><text:s text:c="8"/><text:span text:style-name="T16">] </text:span><text:span text:style-name="T3">for </text:span><text:span text:style-name="T16">_ </text:span><text:span text:style-name="T3">in </text:span><text:span text:style-name="T6">range</text:span><text:span text:style-name="T16">(y)</text:span></text:p>
      <text:p text:style-name="P8"><text:s text:c="4"/><text:span text:style-name="T16">]</text:span></text:p>
      <text:p text:style-name="P15"># merge the diamonds into the board</text:p>
      <text:p text:style-name="P13"><text:span text:style-name="T2">def </text:span><text:span text:style-name="T10">merge_arrays</text:span>(main_arr<text:span text:style-name="T2">, </text:span>second<text:span text:style-name="T2">, </text:span>pos<text:span text:style-name="T2">, </text:span>criterium: <text:span text:style-name="T4">callable </text:span>= <text:span text:style-name="T2">lambda </text:span>v1<text:span text:style-name="T2">, </text:span>v2: v2 &gt; v1):</text:p>
      <text:p text:style-name="P8"><text:s text:c="4"/><text:span text:style-name="T16">x</text:span><text:span text:style-name="T3">, </text:span><text:span text:style-name="T16">y = pos</text:span></text:p>
      <text:p text:style-name="P8"><text:s text:c="4"/><text:span text:style-name="T16">no_overrides = </text:span><text:span text:style-name="T3">False</text:span></text:p>
      <text:p text:style-name="P8"><text:span text:style-name="T2"><text:s text:c="4"/></text:span><text:span text:style-name="T12"># center the diamond on its center and not top left</text:span></text:p>
      <text:p text:style-name="P8"><text:span text:style-name="T11"><text:s text:c="4"/></text:span><text:span text:style-name="T3">if </text:span><text:span text:style-name="T16">second:</text:span></text:p>
      <text:p text:style-name="P8"><text:s text:c="8"/><text:span text:style-name="T16">x -= </text:span><text:span text:style-name="T6">len</text:span><text:span text:style-name="T16">(second[</text:span><text:span text:style-name="T15">0</text:span><text:span text:style-name="T16">]) // </text:span><text:span text:style-name="T15">2</text:span></text:p>
      <text:p text:style-name="P8"><text:span text:style-name="T14"><text:s text:c="4"/></text:span><text:span text:style-name="T3">else</text:span><text:span text:style-name="T16">:</text:span></text:p>
      <text:p text:style-name="P8"><text:s text:c="8"/><text:span text:style-name="T16">x -= </text:span><text:span text:style-name="T15">1 </text:span><text:span text:style-name="T16">// </text:span><text:span text:style-name="T15">2</text:span></text:p>
      <text:p text:style-name="P8"><text:span text:style-name="T14"><text:s text:c="4"/></text:span><text:span text:style-name="T16">y -= </text:span><text:span text:style-name="T6">len</text:span><text:span text:style-name="T16">(second) // </text:span><text:span text:style-name="T15">2</text:span></text:p>
      <text:p text:style-name="P8"><text:span text:style-name="T14"><text:s text:c="4"/></text:span><text:span text:style-name="T3">for </text:span><text:span text:style-name="T16">yp </text:span><text:span text:style-name="T3">in </text:span><text:span text:style-name="T6">range</text:span><text:span text:style-name="T16">(</text:span><text:span text:style-name="T6">len</text:span><text:span text:style-name="T16">(second)):</text:span></text:p>
      <text:p text:style-name="P8"><text:s text:c="8"/><text:span text:style-name="T3">for </text:span><text:span text:style-name="T16">xp </text:span><text:span text:style-name="T3">in </text:span><text:span text:style-name="T6">range</text:span><text:span text:style-name="T16">(</text:span><text:span text:style-name="T6">len</text:span><text:span text:style-name="T16">(second[</text:span><text:span text:style-name="T15">0</text:span><text:span text:style-name="T16">])):</text:span></text:p>
      <text:p text:style-name="P8"><text:s text:c="12"/><text:span text:style-name="T12"># make sure crystals get indexes inside the board</text:span></text:p>
      <text:p text:style-name="P14"><text:s text:c="12"/><text:span text:style-name="T16"># / -&gt;</text:span></text:p>
      <text:p text:style-name="P14"><text:s text:c="12"/><text:span text:style-name="T16"># |</text:span></text:p>
      <text:p text:style-name="P8"><text:span text:style-name="T11"><text:s text:c="12"/></text:span><text:span text:style-name="T3">if </text:span><text:span text:style-name="T16">y + yp &gt;= </text:span><text:span text:style-name="T6">len</text:span><text:span text:style-name="T16">(main_arr):</text:span></text:p>
      <text:p text:style-name="P8"><text:s text:c="16"/><text:span text:style-name="T3">continue</text:span></text:p>
      <text:p text:style-name="P8"><text:span text:style-name="T2"><text:s text:c="12"/></text:span><text:span text:style-name="T3">if </text:span><text:span text:style-name="T16">x + xp &gt;= </text:span><text:span text:style-name="T6">len</text:span><text:span text:style-name="T16">(main_arr[</text:span><text:span text:style-name="T15">0</text:span><text:span text:style-name="T16">]):</text:span></text:p>
      <text:p text:style-name="P8"><text:s text:c="16"/><text:span text:style-name="T3">continue</text:span></text:p>
      <text:p text:style-name="P8"><text:span text:style-name="T2"><text:s text:c="12"/></text:span><text:span text:style-name="T12"># make sure crystals done get negative indexes</text:span></text:p>
      <text:p text:style-name="P14"><text:s text:c="12"/><text:span text:style-name="T16"># <text:s text:c="2"/>&lt;-</text:span></text:p>
      <text:p text:style-name="P14"><text:s text:c="12"/><text:span text:style-name="T16"># /\</text:span></text:p>
      <text:p text:style-name="P8"><text:span text:style-name="T11"><text:s text:c="12"/></text:span><text:span text:style-name="T3">if </text:span><text:span text:style-name="T16">y + yp &lt; </text:span><text:span text:style-name="T15">0</text:span><text:span text:style-name="T16">:</text:span></text:p>
      <text:p text:style-name="P8"><text:s text:c="16"/><text:span text:style-name="T3">continue</text:span></text:p>
      <text:p text:style-name="P8"><text:span text:style-name="T2"><text:s text:c="12"/></text:span><text:span text:style-name="T3">if </text:span><text:span text:style-name="T16">x + xp &lt; </text:span><text:span text:style-name="T15">0</text:span><text:span text:style-name="T16">:</text:span></text:p>
      <text:p text:style-name="P8"><text:s text:c="16"/><text:span text:style-name="T3">continue</text:span></text:p>
      <text:p text:style-name="P8"><text:span text:style-name="T2"><text:s text:c="12"/></text:span><text:span text:style-name="T12"># dont overwrite spaces</text:span></text:p>
      <text:p text:style-name="P8"><text:span text:style-name="T11"><text:s text:c="12"/></text:span><text:span text:style-name="T3">if </text:span><text:span text:style-name="T16">criterium(main_arr[y + yp][x + xp]</text:span><text:span text:style-name="T3">, </text:span><text:span text:style-name="T16">second[yp][xp]):</text:span></text:p>
      <text:p text:style-name="P8"><text:s text:c="16"/><text:span text:style-name="T16">main_arr[y + yp][x + xp] = second[yp][xp]</text:span></text:p>
      <text:p text:style-name="P8"><text:s text:c="16"/><text:span text:style-name="T16">no_overrides = </text:span><text:span text:style-name="T3">True</text:span></text:p>
      <text:p text:style-name="P8"><text:span text:style-name="T2"><text:s text:c="4"/></text:span><text:span text:style-name="T3">return </text:span><text:span text:style-name="T16">no_overrides</text:span></text:p>
      <text:p text:style-name="P15"># dataclass</text:p>
      <text:p text:style-name="P13"><text:span text:style-name="T2">class </text:span>Crystal:</text:p>
      <text:p text:style-name="P8"><text:s text:c="4"/><text:span text:style-name="T3">def </text:span><text:span text:style-name="T13">__init__</text:span><text:span text:style-name="T16">(</text:span><text:span text:style-name="T19">self</text:span><text:span text:style-name="T3">, </text:span><text:span text:style-name="T16">pos</text:span><text:span text:style-name="T3">, </text:span><text:span text:style-name="T17">colour: Tuple[int, int, int]=None</text:span><text:span text:style-name="T3">, </text:span><text:span text:style-name="T16">grow: </text:span><text:span text:style-name="T6">tuple </text:span><text:span text:style-name="T16">= (</text:span><text:span text:style-name="T15">1</text:span><text:span text:style-name="T3">, </text:span><text:span text:style-name="T15">1</text:span><text:span text:style-name="T16">)):</text:span></text:p>
      <text:p text:style-name="P8"><text:s text:c="8"/><text:span text:style-name="T19">self</text:span><text:span text:style-name="T16">.x</text:span><text:span text:style-name="T3">, </text:span><text:span text:style-name="T19">self</text:span><text:span text:style-name="T16">.y = pos</text:span></text:p>
      <text:p text:style-name="P8"><text:s text:c="8"/><text:span text:style-name="T19">self</text:span><text:span text:style-name="T16">.xg</text:span><text:span text:style-name="T3">, </text:span><text:span text:style-name="T19">self</text:span><text:span text:style-name="T16">.yg = grow</text:span></text:p>
      <text:p text:style-name="P8"><text:s text:c="8"/><text:span text:style-name="T12"># random colour for the shade</text:span></text:p>
      <text:p text:style-name="P8"><text:span text:style-name="T11"><text:s text:c="8"/></text:span><text:span text:style-name="T19">self</text:span><text:span text:style-name="T16">.colour = [randint(</text:span><text:span text:style-name="T15">0</text:span><text:span text:style-name="T3">, </text:span><text:span text:style-name="T15">256</text:span><text:span text:style-name="T16">) </text:span><text:span text:style-name="T3">for </text:span><text:span text:style-name="T16">_ </text:span><text:span text:style-name="T3">in </text:span><text:span text:style-name="T6">range</text:span><text:span text:style-name="T16">(</text:span><text:span text:style-name="T15">3</text:span><text:span text:style-name="T16">)]</text:span></text:p>
      <text:p text:style-name="P15"># main</text:p>
      <text:p text:style-name="P13"><text:soft-page-break/><text:span text:style-name="T2">def </text:span><text:span text:style-name="T10">main</text:span>(crystals: List[Crystal]<text:span text:style-name="T2">, </text:span>board_size: Tuple[<text:span text:style-name="T4">int</text:span><text:span text:style-name="T2">, </text:span><text:span text:style-name="T4">int</text:span>]<text:span text:style-name="T2">, </text:span>cv2_upscale=<text:span text:style-name="T2">None</text:span>):</text:p>
      <text:p text:style-name="P8"><text:s text:c="4"/><text:span text:style-name="T16">frames = []</text:span></text:p>
      <text:p text:style-name="P8"><text:s text:c="4"/><text:span text:style-name="T12"># mk board</text:span></text:p>
      <text:p text:style-name="P8"><text:span text:style-name="T11"><text:s text:c="4"/></text:span><text:span text:style-name="T16">board_width</text:span><text:span text:style-name="T3">, </text:span><text:span text:style-name="T16">board_height = board_size</text:span></text:p>
      <text:p text:style-name="P8"><text:s text:c="4"/><text:span text:style-name="T16">b = make_board(board_width</text:span><text:span text:style-name="T3">, </text:span><text:span text:style-name="T16">board_height</text:span><text:span text:style-name="T3">, </text:span><text:span text:style-name="T16">[</text:span><text:span text:style-name="T15">0</text:span><text:span text:style-name="T3">, </text:span><text:span text:style-name="T15">0</text:span><text:span text:style-name="T3">, </text:span><text:span text:style-name="T15">0</text:span><text:span text:style-name="T16">])</text:span></text:p>
      <text:p text:style-name="P8"><text:s text:c="4"/><text:span text:style-name="T12"># crystals with higher growths get merged earlier</text:span></text:p>
      <text:p text:style-name="P8"><text:span text:style-name="T11"><text:s text:c="4"/></text:span><text:span text:style-name="T16">crystals = </text:span><text:span text:style-name="T6">sorted</text:span><text:span text:style-name="T16">(crystals</text:span><text:span text:style-name="T3">, </text:span><text:span text:style-name="T18">key</text:span><text:span text:style-name="T16">=</text:span><text:span text:style-name="T3">lambda </text:span><text:span text:style-name="T16">c: </text:span><text:span text:style-name="T6">sum</text:span><text:span text:style-name="T16">([c.xg</text:span><text:span text:style-name="T3">, </text:span><text:span text:style-name="T16">c.yg])</text:span><text:span text:style-name="T3">, </text:span><text:span text:style-name="T18">reverse</text:span><text:span text:style-name="T16">=</text:span><text:span text:style-name="T3">True</text:span><text:span text:style-name="T16">)</text:span></text:p>
      <text:p text:style-name="P8"><text:s text:c="4"/><text:span text:style-name="T12"># convert the dataclass into raw data</text:span></text:p>
      <text:p text:style-name="P8"><text:span text:style-name="T11"><text:s text:c="4"/></text:span><text:span text:style-name="T16">crystals = [(i</text:span><text:span text:style-name="T3">, </text:span><text:span text:style-name="T16">cry.colour</text:span><text:span text:style-name="T3">, </text:span><text:span text:style-name="T16">cry.x</text:span><text:span text:style-name="T3">, </text:span><text:span text:style-name="T16">cry.y</text:span><text:span text:style-name="T3">, </text:span><text:span text:style-name="T16">cry.xg</text:span><text:span text:style-name="T3">, </text:span><text:span text:style-name="T16">cry.yg) </text:span><text:span text:style-name="T3">for </text:span><text:span text:style-name="T16">i</text:span><text:span text:style-name="T3">, </text:span><text:span text:style-name="T16">cry </text:span><text:span text:style-name="T3">in </text:span><text:span text:style-name="T6">enumerate</text:span><text:span text:style-name="T16">(crystals</text:span><text:span text:style-name="T3">, </text:span><text:span text:style-name="T15">1</text:span><text:span text:style-name="T16">)]</text:span></text:p>
      <text:p text:style-name="P8"><text:s text:c="4"/><text:span text:style-name="T16">burn_out_crystals = </text:span><text:span text:style-name="T6">set</text:span><text:span text:style-name="T16">()</text:span></text:p>
      <text:p text:style-name="P8"><text:s text:c="4"/><text:span text:style-name="T3">for </text:span><text:span text:style-name="T16">n </text:span><text:span text:style-name="T3">in </text:span><text:span text:style-name="T6">range</text:span><text:span text:style-name="T16">(</text:span><text:span text:style-name="T6">max</text:span><text:span text:style-name="T16">(</text:span><text:span text:style-name="T6">list</text:span><text:span text:style-name="T16">((board_width</text:span><text:span text:style-name="T3">, </text:span><text:span text:style-name="T16">board_height))) + </text:span><text:span text:style-name="T15">1</text:span><text:span text:style-name="T16">):</text:span></text:p>
      <text:p text:style-name="P8"><text:s text:c="8"/><text:span text:style-name="T12"># create diamonds and merge them into the main baord</text:span></text:p>
      <text:p text:style-name="P8"><text:span text:style-name="T11"><text:s text:c="8"/></text:span><text:span text:style-name="T3">for </text:span><text:span text:style-name="T16">id</text:span><text:span text:style-name="T3">, </text:span><text:span text:style-name="T16">cc</text:span><text:span text:style-name="T3">, </text:span><text:span text:style-name="T16">cx</text:span><text:span text:style-name="T3">, </text:span><text:span text:style-name="T16">cy</text:span><text:span text:style-name="T3">, </text:span><text:span text:style-name="T16">cgx</text:span><text:span text:style-name="T3">, </text:span><text:span text:style-name="T16">cgy </text:span><text:span text:style-name="T3">in </text:span><text:span text:style-name="T16">crystals:</text:span></text:p>
      <text:p text:style-name="P8"><text:s text:c="12"/><text:span text:style-name="T3">if </text:span><text:span text:style-name="T16">id </text:span><text:span text:style-name="T3">not in </text:span><text:span text:style-name="T16">burn_out_crystals:</text:span></text:p>
      <text:p text:style-name="P8"><text:s text:c="16"/><text:span text:style-name="T16">f = fuze_slopes(n</text:span><text:span text:style-name="T3">, </text:span><text:span text:style-name="T18">fill</text:span><text:span text:style-name="T16">=cc</text:span><text:span text:style-name="T3">, </text:span><text:span text:style-name="T18">back</text:span><text:span text:style-name="T16">=[</text:span><text:span text:style-name="T15">0</text:span><text:span text:style-name="T3">, </text:span><text:span text:style-name="T15">0</text:span><text:span text:style-name="T3">, </text:span><text:span text:style-name="T15">0</text:span><text:span text:style-name="T16">]</text:span><text:span text:style-name="T3">, <text:s/></text:span><text:span text:style-name="T18">xmul</text:span><text:span text:style-name="T16">=cgx</text:span><text:span text:style-name="T3">, </text:span><text:span text:style-name="T18">ymul</text:span><text:span text:style-name="T16">=cgy) <text:s/></text:span><text:span text:style-name="T12"># create diamon</text:span></text:p>
      <text:p text:style-name="P8"><text:span text:style-name="T11"><text:s text:c="16"/></text:span><text:span text:style-name="T16">x = merge_arrays(b</text:span><text:span text:style-name="T3">, </text:span><text:span text:style-name="T16">f</text:span><text:span text:style-name="T3">, </text:span><text:span text:style-name="T16">(cx</text:span><text:span text:style-name="T3">, </text:span><text:span text:style-name="T16">cy)</text:span><text:span text:style-name="T3">, lambda </text:span><text:span text:style-name="T16">v1</text:span><text:span text:style-name="T3">, </text:span><text:span text:style-name="T16">v2: v1 == [</text:span><text:span text:style-name="T15">0</text:span><text:span text:style-name="T3">, </text:span><text:span text:style-name="T15">0</text:span><text:span text:style-name="T3">, </text:span><text:span text:style-name="T15">0</text:span><text:span text:style-name="T16">]) <text:s/></text:span><text:span text:style-name="T12"># merging</text:span></text:p>
      <text:p text:style-name="P8"><text:span text:style-name="T11"><text:s text:c="16"/></text:span><text:span text:style-name="T3">if not </text:span><text:span text:style-name="T16">x </text:span><text:span text:style-name="T3">and </text:span><text:span text:style-name="T16">f != []:</text:span></text:p>
      <text:p text:style-name="P8"><text:s text:c="20"/><text:span text:style-name="T16">burn_out_crystals.add(id)</text:span></text:p>
      <text:p text:style-name="P8"><text:s text:c="8"/><text:span text:style-name="T12"># displaying and stuff</text:span></text:p>
      <text:p text:style-name="P8"><text:span text:style-name="T11"><text:s text:c="8"/></text:span><text:span text:style-name="T16">x = np.asarray(b</text:span><text:span text:style-name="T3">, </text:span><text:span text:style-name="T16">np.uint8)</text:span></text:p>
      <text:p text:style-name="P8"><text:s text:c="8"/><text:span text:style-name="T16">frames.append(x)</text:span></text:p>
      <text:p text:style-name="P8"><text:s text:c="8"/><text:span text:style-name="T3">if </text:span><text:span text:style-name="T16">cv2_upscale:</text:span></text:p>
      <text:p text:style-name="P8"><text:s text:c="12"/><text:span text:style-name="T16">x = cv2.resize(x</text:span><text:span text:style-name="T3">, </text:span><text:span text:style-name="T16">cv2_upscale)</text:span></text:p>
      <text:p text:style-name="P8"><text:s text:c="8"/><text:span text:style-name="T16">cv2.imshow(</text:span><text:span text:style-name="T8">"frame"</text:span><text:span text:style-name="T3">, </text:span><text:span text:style-name="T16">x)</text:span></text:p>
      <text:p text:style-name="P8"><text:s text:c="8"/><text:span text:style-name="T16">cv2.waitKey(</text:span><text:span text:style-name="T15">2</text:span><text:span text:style-name="T16">)</text:span></text:p>
      <text:p text:style-name="P8"><text:s text:c="8"/><text:span text:style-name="T16">sleep(</text:span><text:span text:style-name="T15">1 </text:span><text:span text:style-name="T16">/ </text:span><text:span text:style-name="T15">24</text:span><text:span text:style-name="T16">)</text:span></text:p>
      <text:p text:style-name="P8"><text:s text:c="8"/><text:span text:style-name="T3">if </text:span><text:span text:style-name="T6">len</text:span><text:span text:style-name="T16">(burn_out_crystals) == </text:span><text:span text:style-name="T6">len</text:span><text:span text:style-name="T16">(crystals):</text:span></text:p>
      <text:p text:style-name="P8"><text:s text:c="12"/><text:span text:style-name="T3">break</text:span></text:p>
      <text:p text:style-name="P8"><text:span text:style-name="T2"><text:s text:c="4"/></text:span><text:span text:style-name="T3">return </text:span><text:span text:style-name="T16">frames</text:span></text:p>
      <text:p text:style-name="P15"># create random positions for crystals</text:p>
      <text:p text:style-name="P13"><text:span text:style-name="T2">def </text:span><text:span text:style-name="T10">get_random_crystals</text:span>(ammount<text:span text:style-name="T2">, </text:span>board_size):</text:p>
      <text:p text:style-name="P8"><text:s text:c="4"/><text:span text:style-name="T16">xb</text:span><text:span text:style-name="T3">, </text:span><text:span text:style-name="T16">yb = board_size</text:span></text:p>
      <text:p text:style-name="P8"><text:s text:c="4"/><text:span text:style-name="T16">crystals = []</text:span></text:p>
      <text:p text:style-name="P8"><text:s text:c="4"/><text:span text:style-name="T3">for </text:span><text:span text:style-name="T16">_ </text:span><text:span text:style-name="T3">in </text:span><text:span text:style-name="T6">range</text:span><text:span text:style-name="T16">(ammount):</text:span></text:p>
      <text:p text:style-name="P8"><text:s text:c="8"/><text:span text:style-name="T16">x = randint(</text:span><text:span text:style-name="T15">0</text:span><text:span text:style-name="T3">, </text:span><text:span text:style-name="T16">xb - </text:span><text:span text:style-name="T15">1</text:span><text:span text:style-name="T16">)</text:span></text:p>
      <text:p text:style-name="P8"><text:s text:c="8"/><text:span text:style-name="T16">y = randint(</text:span><text:span text:style-name="T15">0</text:span><text:span text:style-name="T3">, </text:span><text:span text:style-name="T16">yb - </text:span><text:span text:style-name="T15">1</text:span><text:span text:style-name="T16">)</text:span></text:p>
      <text:p text:style-name="P8"><text:s text:c="8"/><text:span text:style-name="T16">crystals.append(Crystal((x</text:span><text:span text:style-name="T3">, </text:span><text:span text:style-name="T16">y)))</text:span></text:p>
      <text:p text:style-name="P8"><text:s text:c="4"/><text:span text:style-name="T3">return </text:span><text:span text:style-name="T16">crystals</text:span></text:p>
      <text:p text:style-name="P13"><text:span text:style-name="T2">def </text:span><text:span text:style-name="T10">make_movie</text:span>(frames):</text:p>
      <text:p text:style-name="P8"><text:s text:c="4"/><text:span text:style-name="T12"># len(frames) // clip_ln + 1</text:span></text:p>
      <text:p text:style-name="P8"><text:span text:style-name="T11"><text:s text:c="4"/></text:span><text:span text:style-name="T16">vid = cv2.VideoWriter(</text:span><text:span text:style-name="T8">"crystals.mkv"</text:span><text:span text:style-name="T3">, </text:span><text:span text:style-name="T16">cv2.VideoWriter_fourcc(*</text:span><text:span text:style-name="T8">"PIM1"</text:span><text:span text:style-name="T16">)</text:span><text:span text:style-name="T3">, </text:span><text:span text:style-name="T15">24</text:span><text:span text:style-name="T3">, </text:span><text:span text:style-name="T16">board_sz) <text:s/></text:span><text:span text:style-name="T12"># DIVX PIM1 MJPG</text:span></text:p>
      <text:p text:style-name="P8"><text:span text:style-name="T11"><text:s text:c="4"/></text:span><text:span text:style-name="T3">for </text:span><text:span text:style-name="T16">f </text:span><text:span text:style-name="T3">in </text:span><text:span text:style-name="T16">frames:</text:span></text:p>
      <text:p text:style-name="P8"><text:s text:c="8"/><text:span text:style-name="T16">vid.write(f)</text:span></text:p>
      <text:p text:style-name="P8"><text:s text:c="8"/><text:span text:style-name="T16">vid.write(f)</text:span></text:p>
      <text:p text:style-name="P8"><text:s text:c="8"/><text:span text:style-name="T16">vid.write(f)</text:span></text:p>
      <text:p text:style-name="P8"><text:s text:c="4"/><text:span text:style-name="T16">vid.release()</text:span></text:p>
      <text:p text:style-name="P13"><text:span text:style-name="T2">if </text:span>__name__ == <text:span text:style-name="T7">'__main__'</text:span>:</text:p>
      <text:p text:style-name="P8"><text:s text:c="4"/><text:span text:style-name="T16">board_sz</text:span><text:span text:style-name="T3">, </text:span><text:span text:style-name="T16">crystals = (</text:span><text:span text:style-name="T15">1024</text:span><text:span text:style-name="T3">, </text:span><text:span text:style-name="T15">1024</text:span><text:span text:style-name="T16">)</text:span><text:span text:style-name="T3">, </text:span><text:span text:style-name="T15">2058</text:span></text:p>
      <text:p text:style-name="P8"><text:span text:style-name="T14"><text:s text:c="4"/></text:span><text:span text:style-name="T16">crys = get_random_crystals(crystals</text:span><text:span text:style-name="T3">, </text:span><text:span text:style-name="T16">board_sz)</text:span></text:p>
      <text:p text:style-name="P8"><text:s text:c="4"/><text:span text:style-name="T16">frames = main(crys</text:span><text:span text:style-name="T3">, </text:span><text:span text:style-name="T16">board_sz)</text:span></text:p>
      <text:p text:style-name="P8"><text:s text:c="4"/><text:span text:style-name="T16">make_movie(frames)</text:span></text:p>
      <text:p text:style-name="P16"><text:s text:c="4"/><text:span text:style-name="T16">cv2.waitKey(</text:span><text:span text:style-name="T15">27</text:span><text:span text:style-name="T16">)</text:span></text:p>
      <text:p text:style-name="P11"/>
      <text:p text:style-name="P11"/>
      <text:p text:style-name="P7"><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2<text:tab/><text:tab/>Team-ID: 00719</text:p>
      </style:header>
      <style:footer>
        <text:p text:style-name="Fußzeile"><text:tab/><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dc:creator>a a</dc:creator>
    <meta:creation-date>2022-11-18T11:25:00Z</meta:creation-date>
    <dc:date>2022-11-19T17:55:08.25</dc:date>
    <meta:editing-cycles>11</meta:editing-cycles>
    <meta:editing-duration>PT2H24M25S</meta:editing-duration>
    <meta:document-statistic meta:table-count="0" meta:image-count="0" meta:object-count="0" meta:page-count="5" meta:paragraph-count="188" meta:word-count="998" meta:character-count="7441"/>
    <meta:template xlink:type="simple" xlink:actuate="onRequest" xlink:title="" xlink:href="Normal.dotm"/>
  </office:meta>
</office:document-meta>
</file>